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style:style>
    <style:style style:name="P2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First_20_line_20_indent">
      <style:paragraph-properties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4" style:family="paragraph" style:parent-style-name="Text_20_body">
      <style:paragraph-properties fo:margin-left="0cm" fo:margin-right="0cm" fo:text-align="justify" style:justify-single-word="false" fo:text-indent="0cm" style:auto-text-indent="false"/>
    </style:style>
    <style:style style:name="P115" style:family="paragraph" style:parent-style-name="Text_20_body">
      <style:paragraph-properties fo:margin-left="0cm" fo:margin-right="0cm" fo:text-align="justify" style:justify-single-word="false" fo:text-indent="0cm" style:auto-text-indent="false"/>
      <style:text-properties fo:color="#800000"/>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background-color="#eeeeee">
        <style:background-image/>
      </style:paragraph-properties>
    </style:style>
    <style:style style:name="P147" style:family="paragraph" style:parent-style-name="Heading_20_2">
      <style:paragraph-properties fo:background-color="#eeeeee">
        <style:background-image/>
      </style:paragraph-properties>
      <style:text-properties fo:language="ru" fo:country="RU"/>
    </style:style>
    <style:style style:name="P14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61"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style:font-style-asian="normal" style:font-style-complex="normal" loext:char-shading-value="0"/>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style:font-style-asian="normal" style:font-style-complex="normal" loext:char-shading-value="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38125116571438478"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5198389644967262550" text:style-name="L2">
        <text:list-item>
          <text:p text:style-name="P151">«Великие грифоны прошлого» - из канона (5<text:span text:style-name="T9">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Природа Проклятий» - обмен</text:p>
        </text:list-item>
        <text:list-item>
          <text:p text:style-name="P151">«<text:span text:style-name="T50">Магия для Чайников</text:span>» - обмен</text:p>
        </text:list-item>
        <text:list-item>
          <text:p text:style-name="P151">«Энциклопедия Арканум» - обмен</text:p>
        </text:list-item>
        <text:list-item>
          <text:p text:style-name="P151">«О Гейсах» - обмен</text:p>
        </text:list-item>
        <text:list-item>
          <text:p text:style-name="P151"><text:soft-page-break/>«<text:span text:style-name="T60">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89485827171703778"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По другим данным, Селестии около 2500 лет (Обмен).</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text:soft-page-break/>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Алекс</text:h>
      <text:p text:style-name="P114">Менеджер проектов, над одним из которых (Нексус) работает Макс.</text:p>
      <text:h text:style-name="Heading_20_3" text:outline-level="3"><text:soft-page-break/>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4" text:outline-level="2">1. Терра</text:h>
      <text:p text:style-name="P21">музыка - кондовая электронная, холодная и отчаянная (Electronics “Disappointed”)</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text:soft-page-break/>Введём-ка парочку <text:span text:style-name="T1">простейших</text:span> вопросов <text:span text:style-name="T1">для разминки</text:span>.</text:p>
      <text:p text:style-name="P37"/>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0"/>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9">:47.bmf»</text:span></text:p>
      <text:p text:style-name="P19"/>
      <text:p text:style-name="P27">&lt;<text:span text:style-name="T1">как-то говённо. Улучшить</text:span>&gt;</text:p>
      <text:p text:style-name="P37">Хм, не понял? Ч<text:span text:style-name="T1">ё</text:span> за хрень?</text:p>
      <text:p text:style-name="P37"/>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0"/>
      <text:p text:style-name="P37">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1"/>
      <text:p text:style-name="P65"><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7">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7">Ага, уже теплее.</text:p>
      <text:p text:style-name="P37"/>
      <text:p text:style-name="P65"><text:span text:style-name="T9">&gt;</text:span>\<text:span text:style-name="T1">Нэш</text:span>,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9">– </text:span>Окей. Спасибо, Макс.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9">.</text:span></text:p>
      <text:p text:style-name="P87">Гудки.</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3"/>
      <text:p text:style-name="P11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4">&lt;<text:span text:style-name="T1">Описание полёта через Эогипп. Удивлённый взгляд Анакорна</text:span>&gt;</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824987439094512193"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1">– А по-моему, ты не…</text:p>
      <text:p text:style-name="P39"><text:span text:style-name="T10">– Так, я попрошу! – перебила меня венценосная кобыла. – Давай, ты не будешь лезть в мои дела, а я не буду</text:span><text:span text:style-name="T5">… эээ… ммм…</text:span></text:p>
      <text:p text:style-name="P41">– Не будешь что?</text:p>
      <text:p text:style-name="P49">Селестия нахмурилась и угрожающе подняла крылья.</text:p>
      <text:p text:style-name="P49"><text:span text:style-name="T9">– </text:span>Не забывай, человек, я — могущественный маг и правитель Эквестрии. Ко мне нужно относиться с должным уважением!</text:p>
      <text:p text:style-name="P49"><text:span text:style-name="T9">– </text:span>А то что? Превратишь в жабу? Сошлёшь на Луну? Убьёшь нахер?</text:p>
      <text:p text:style-name="P49">Аликорница сникла. Уши её опустились.</text:p>
      <text:p text:style-name="P49"><text:span text:style-name="T9">– </text:span>Макс, не надо... Ты же знаешь, я этого не сделаю.</text:p>
      <text:p text:style-name="P49"><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9"><text:span text:style-name="T9">Аликорница уселась н</text:span>а пол <text:span text:style-name="T9">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9"><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9">– </text:span>Вот, читай отсюда. <text:span text:style-name="T9">– а</text:span>ликорница подчеркнула абзац копытом.</text:p>
      <text:p text:style-name="P49"/>
      <text:p text:style-name="P50">***</text:p>
      <text:p text:style-name="P50"/>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lt;<text:span text:style-name="T20">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45" text:outline-level="2"><text:span text:style-name="T9">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text:soft-page-break/>–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0">***</text:p>
      <text:p text:style-name="P49">&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text:soft-page-break/>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text:soft-page-break/>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text:soft-page-break/>– Вроде да. Хотя, по-моему, дело уже не в муравьях.</text:p>
      <text:p text:style-name="P49">– По-моему, тоже. – рассмеялась аликорница. – Продолжай...</text:p>
      <text:p text:style-name="P49"/>
      <text:h text:style-name="P144" text:outline-level="2">6. Стыд</text:h>
      <text:p text:style-name="P49"/>
      <text:p text:style-name="P57">~~~ Завтра на семь в библиотеке ~~~</text:p>
      <text:p text:style-name="P57"/>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text:soft-page-break/></text:p>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text:soft-page-break/>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5">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text:soft-page-break/>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9">— умение делегировать полномочия. Вечером того же дня я села за письменный стол.</text:span></text:p>
      <text:p text:style-name="P41">“<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9">—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lt;<text:span text:style-name="T15">Селли !!!</text:span>&gt;. Если хочешь.</text:p>
      <text:p text:style-name="P49">– Хорошо. До встречи, Селли.</text:p>
      <text:p text:style-name="P49">– До встречи, Макс.</text:p>
      <text:p text:style-name="P49"/>
      <text:h text:style-name="Heading_20_2" text:outline-level="2"><text:span text:style-name="T1">8</text:span>. <text:span text:style-name="T9">40-6</text:span></text:h>
      <text:p text:style-name="P69">Mark Knopfler — Hill Farmers Blues — или на следующую главу (прощание)</text:p>
      <text:p text:style-name="P49"/>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1"><text:soft-page-break/>…</text:p>
      <text:p text:style-name="P41"/>
      <text:p text:style-name="P49">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7"> </text:span><text:span text:style-name="T40">—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Тия. <text:span text:style-name="T9">–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9">–</text:span> А водку у вас принято пить?</text:p>
      <text:p text:style-name="P39"><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9"><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9">– Это ты называешь “дружбой”? – с </text:span>улыбкой хмыкнул<text:span text:style-name="T9"> я. – </text:span>Мне нравится твоё чувство юмора.</text:p>
      <text:p text:style-name="P49">Аликорница нахмурилась.</text:p>
      <text:p text:style-name="P49"><text:span text:style-name="T9">–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9">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1">–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0">***</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0"><text:span text:style-name="T45">– </text:span>“<text:span text:style-name="T1">Что я могу сделать, чтобы вернуть всё назад?</text:span>”</text:p>
      <text:p text:style-name="P10"><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5">– </text:span><text:span text:style-name="T32">Что бы это значило, Флер?</text:span></text:p>
      <text:p text:style-name="P10"><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text:span><text:span text:style-name="T32">торгового </text:span><text:span text:style-name="T32">договора с </text:span><text:span text:style-name="T32">королевством грифонов</text:span><text:span text:style-name="T32">...</text:span></text:p>
      <text:p text:style-name="P49">…</text:p>
      <text:p text:style-name="P6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кольты!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text:soft-page-break/>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
      <text:p text:style-name="P1"><text:span text:style-name="T41">&lt;</text:span><text:span text:style-name="T59">Mark Knopfler - </text:span><text:span text:style-name="T58">Hill Farmer's Blues</text:span><text:span text:style-name="T41">&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9">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6">мино</text:span>тавра?</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text:soft-page-break/>– Конечно, мой хороший...</text:p>
      <text:p text:style-name="P57"/>
      <text:p text:style-name="P41">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41"/>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text:soft-page-break/>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text:soft-page-break/>–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
      <text:h text:style-name="Heading_20_2" text:outline-level="2"><text:soft-page-break/>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2">***</text:p>
      <text:p text:style-name="P41"/>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9"><text:span text:style-name="T9">–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text:soft-page-break/>–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9"/>
      <text:p text:style-name="P49"><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9">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text:soft-page-break/>– В сейфе, я в курсе.</text:p>
      <text:p text:style-name="P57"/>
      <text:p text:style-name="P58">***</text:p>
      <text:p text:style-name="P68">&lt;Seal — Amazing <text:span text:style-name="T1">(T</text:span><text:span text:style-name="T9">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3">—</text:span><text:span text:style-name="T14"> </text:span><text:span text:style-name="T6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1">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4">— высокая светлая фигура с длинным рогом, занимающая своё место в очереди...</text:span></text:p>
      <text:p text:style-name="P1"/>
      <text:p text:style-name="P17">Примечания: <text:span text:style-name="T44">чёрный экран?</text:span></text:p>
      <text:p text:style-name="P48"/>
      <text:p text:style-name="P50">***</text:p>
      <text:p text:style-name="P49"/>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2"/>
      <text:h text:style-name="Heading_20_2" text:outline-level="2">12. День сурка</text:h>
      <text:p text:style-name="P10">&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text:soft-page-break/>–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Тия?</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text:soft-page-break/>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1"><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text:p>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9">Закрыв дверь, я отправился в город.</text:p>
      <text:p text:style-name="P49">…</text:p>
      <text:p text:style-name="P49">–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9">…</text:p>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9">– </text:span>Привет, Эй-Джей! У тебя проблемы?</text:p>
      <text:p text:style-name="P49"><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9">–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9">–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text:p>
      <text:p text:style-name="P49">Собрав инструмент, я потолкал тележку назад-вперёд.</text:p>
      <text:p text:style-name="P49"><text:span text:style-name="T9">– Г</text:span>отово. Принимай работу, хозяйка!</text:p>
      <text:p text:style-name="P49">Эпплджек стиснула меня в сокрушающих объятиях.</text:p>
      <text:p text:style-name="P49"><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9">–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9">–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9">– </text:span>Свободно? <text:span text:style-name="T9">– </text:span>спросил я у единственной пони, сидящей за столиком.</text:p>
      <text:p text:style-name="P49"><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9">– <text:s/></text:span>Пирог с грибами, яишницу и чизкейк<text:span text:style-name="T9"> – </text:span>сообщил я подошедшей официантке.</text:p>
      <text:p text:style-name="P49"><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9"><text:span text:style-name="T9">–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9">– </text:span>Вы, наверное, ждёте кого-то?</text:p>
      <text:p text:style-name="P51"><text:span text:style-name="T9">– </text:span>Неа.</text:p>
      <text:p text:style-name="P51"><text:span text:style-name="T9">– </text:span>Просто обедаете?</text:p>
      <text:p text:style-name="P51"><text:span text:style-name="T9">– </text:span>Неа.</text:p>
      <text:p text:style-name="P51"><text:span text:style-name="T9">– </text:span>Просто сидите и мрачно смотрите на меня?</text:p>
      <text:p text:style-name="P51"><text:span text:style-name="T9">– </text:span>Неа.</text:p>
      <text:p text:style-name="P51">Хм, а эта пони не из разговорчивых. Ну ладно.</text:p>
      <text:p text:style-name="P51"><text:span text:style-name="T9">– </text:span>А что же вы делаете?</text:p>
      <text:p text:style-name="P51"><text:span text:style-name="T9">– </text:span>Веселюсь. <text:span text:style-name="T9">– </text:span>мрачно заявила пони.</text:p>
      <text:p text:style-name="P51"><text:span text:style-name="T9">–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oft-page-break/><text:span text:style-name="T9">– </text:span>Привет, Макс!</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9">– </text:span>Мы с вами раньше встречались?</text:p>
      <text:p text:style-name="P51"><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9">– </text:span>Оставь, Салвер.<text:span text:style-name="T9"> </text:span>Ему за счёт заведения.</text:p>
      <text:p text:style-name="P49"><text:span text:style-name="T9">– </text:span>Ясно, мисс Пинки. <text:span text:style-name="T9">– </text:span>официантка кивнула и ушла.</text:p>
      <text:p text:style-name="P49"><text:span text:style-name="T9">– Ч</text:span>его-о-о?<text:span text:style-name="T9"> </text:span>Так это твой бар?</text:p>
      <text:p text:style-name="P49"><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9"><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9">– </text:span>У меня есть идея получше. <text:span text:style-name="T9">– </text:span>на свет показалась фляга Большого Макинтоша.</text:p>
      <text:p text:style-name="P49"><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9">– </text:span>Починил телегу. Только молчок про самогон, раз уж ты в курсе. <text:span text:style-name="T9">– </text:span>я разлил сидр по чашкам.</text:p>
      <text:p text:style-name="P49"><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9">–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9">– </text:span>Эммм... Скажи-ка мне, мой друг П-п-пинки... Легенда про фаэри <text:span text:style-name="T14">— </text:span><text:span text:style-name="T62">эт правда?</text:span></text:p>
      <text:p text:style-name="P49"><text:soft-page-break/><text:span text:style-name="T14">– </text:span><text:span text:style-name="T62">Какая из? Их много, вообще-то. Ик!</text:span></text:p>
      <text:p text:style-name="P49"><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9"><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49"><text:span text:style-name="T14">– </text:span><text:span text:style-name="T62">Пока не умру?</text:span></text:p>
      <text:p text:style-name="P49"><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2"><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2"><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2"><text:span text:style-name="T9">– </text:span>У нас?</text:p>
      <text:p text:style-name="P52">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9">– </text:span>Стооой! <text:span text:style-name="T9">– </text:span>заорал я. <text:span text:style-name="T9">– </text:span>Выпрыгивай из бочки!!!</text:p>
      <text:p text:style-name="P52">Кобылка-пилот улыбнулась и постукала копытцем по шлему, показывая, что не слышит меня.</text:p>
      <text:p text:style-name="P52"><text:span text:style-name="T9">– </text:span>Выпрыгивааа... <text:span text:style-name="T9">–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9">– </text:span>Смотри, вот те и ответ на вопрос, куда деваются пони!</text:p>
      <text:p text:style-name="P52"><text:span text:style-name="T9">– </text:span>Где? <text:span text:style-name="T9">– </text:span>единорожка начала оглядываться.</text:p>
      <text:p text:style-name="P52"><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2"><text:span text:style-name="T9">– </text:span>И что? Я всё равно не пойму, куда пони деваются? И куда пропала Скуталу?</text:p>
      <text:p text:style-name="P52"><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9"><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9">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9"/>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text:span></text:p>
      <text:p text:style-name="P57"/>
      <text:h text:style-name="Heading_20_2" text:outline-level="2">13. Мэйнхэттен</text:h>
      <text:p text:style-name="P70">ZZ Top – Gimme all your lovin</text:p>
      <text:p text:style-name="P52"><text:span text:style-name="T9">–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9">–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2"><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2"><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9">– </text:span>Это неправильно! <text:span text:style-name="T9">– </text:span>заявила Рэйнбоу Дэш, отвернувшись от окна.</text:p>
      <text:p text:style-name="P52"><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2"><text:span text:style-name="T9">– </text:span>Да я не про то! <text:span text:style-name="T9">– </text:span>отмахнулась пегаска. <text:span text:style-name="T9">– </text:span>Посмотри на поле.</text:p>
      <text:p text:style-name="P52"><text:span text:style-name="T9">– </text:span>И что? Поле как поле.</text:p>
      <text:p text:style-name="P52"><text:span text:style-name="T9">– </text:span>Оно не убрано. <text:span text:style-name="T9">– </text:span>мрачно ответила пегаска. <text:span text:style-name="T9">–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9">– </text:span>У самого посёлка поля убраны. Наверняка дойдёт дело и до остальных.</text:p>
      <text:p text:style-name="P52"><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9">– </text:span>Спасибо, но от пинкиных плюшек у меня фланки округляются.</text:p>
      <text:p text:style-name="P52"><text:span text:style-name="T9">– </text:span>Да ладно тебе, Рэйнбоу Дэш! От одной не округлятся.</text:p>
      <text:p text:style-name="P52"><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9"> </text:span>Как будто…</text:p>
      <text:p text:style-name="P52"><text:span text:style-name="T9">–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9">– </text:span>Они паслись… Ты можешь себе представить? Макс! Они ПАСЛИСЬ! Ели траву, как какие-то дикари! Фигня какая-то…</text:p>
      <text:p text:style-name="P52"><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9">– </text:span>Леди и джентльпони! Просьба не паниковать! Поезд дальше не идёт: впереди провал! <text:span text:style-name="T9">– </text:span>крикнул проводник.</text:p>
      <text:p text:style-name="P52"><text:span text:style-name="T9">– </text:span>Какой ещё, в дышло, провал? Я проезжал тут два дня назад!</text:p>
      <text:p text:style-name="P52"><text:span text:style-name="T9">– </text:span>Безобразие! Верните мне деньги за билет!</text:p>
      <text:p text:style-name="P52"><text:span text:style-name="T9">– </text:span>Как вы смеете! Я опоздаю в порт! <text:s/><text:span text:style-name="T9">–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9">– </text:span>Дэш, нам надо на ту сторону.</text:p>
      <text:p text:style-name="P52"><text:span text:style-name="T9">– </text:span>Нет проблем. Я могу тебя перенести.</text:p>
      <text:p text:style-name="P52">Я с сомнением посмотрел на пегаску. Дэш в холке была мне по пояс.</text:p>
      <text:p text:style-name="P52"><text:span text:style-name="T9">–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2"><text:soft-page-break/>Мля.</text:p>
      <text:p text:style-name="P52"><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9">–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7">прочитал охранник, близоруко щурясь.</text:span></text:p>
      <text:p text:style-name="P52"><text:span text:style-name="T9">– </text:span>Удостоверение личности предъявлять? <text:span text:style-name="T9">– </text:span>осведомился я.</text:p>
      <text:p text:style-name="P52"><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2">Дэш, ни слова не говоря, прислонила ухо к двери.</text:p>
      <text:p text:style-name="P52"><text:span text:style-name="T9">– </text:span>Будешь смеяться, но именно этим он и занят. Вызывает полицию по телефону. <text:span text:style-name="T9">– </text:span>сообщила пегаска.</text:p>
      <text:p text:style-name="P52"><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9">– </text:span>Сколько у нас времени?</text:p>
      <text:p text:style-name="P52">Дэш почесала в затылке.</text:p>
      <text:p text:style-name="P52"><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9">– </text:span>Тогда давай сначала обыщем контору. Если уж полиция всё равно едет сюда, так пусть у них хотя бы будет повод!</text:p>
      <text:p text:style-name="P52"/>
      <text:p text:style-name="P53"><text:soft-page-break/>***</text:p>
      <text:p text:style-name="P52"/>
      <text:p text:style-name="P52">Разумеется, полиция приехала, как только мы обнаружили эти чёртовы резонаторы — иначе ж и быть не могло!</text:p>
      <text:p text:style-name="P52">…</text:p>
      <text:p text:style-name="P52">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2">Снаружи послышался вой сирены и цокот множества копыт.</text:p>
      <text:p text:style-name="P52"><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9">– </text:span>Это твои двадцать минут? <text:span text:style-name="T9">– </text:span>возмутился я. <text:span text:style-name="T9">– </text:span>Да ещё и десяти не прошло!</text:p>
      <text:p text:style-name="P52">Дэш вымучено скривилась.</text:p>
      <text:p text:style-name="P52"><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2">Я разбил топором стеклянные дверцы прибора и вытащил рубины.</text:p>
      <text:p text:style-name="P52"><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9">– </text:span>Ну уж фигушки. Я тебя тут не оставлю.</text:p>
      <text:p text:style-name="P52"><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9">– </text:span>Быстро за мной! <text:span text:style-name="T9">–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9">– Ю-</text:span>хууу<text:span text:style-name="T9">!!!</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9">– </text:span>Где-то тут должна быть дверь на крышу. Не могли же они залазить туда по пожарной лестнице?</text:p>
      <text:p text:style-name="P52"><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9">– </text:span>Макс, подвинься!</text:p>
      <text:p text:style-name="P52">Пегаска оттеснила меня крупом и повернулась к двери задом.</text:p>
      <text:p text:style-name="P52"><text:span text:style-name="T9">–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9">– </text:span>Ты чего на меня так уставился? <text:span text:style-name="T9">– </text:span>подозрительно спросила пегаска.</text:p>
      <text:p text:style-name="P52"><text:span text:style-name="T9">– </text:span>Да так… Не ожидал, что ты такая…</text:p>
      <text:p text:style-name="P52"><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9">– </text:span>Ты! Не! По! Нял! Те! Бе! Не! Льзя! Тут! Ос! Та! ВАТЬСЯ!!! <text:span text:style-name="T9">–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9">– </text:span>Ты чего делаешь??!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text:soft-page-break/>Некоторое время было тихо. Потом хлопнули ставни и чей-то сонный голос недовольно пробормотал:</text:p>
      <text:p text:style-name="P52"><text:span text:style-name="T9">–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9">–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9">– </text:span>Так-так, посмотрим, что тут у нас. Ага. Гм. Это наверняка тот монстр-человек,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9">– </text:span>А это у нас кто? Гмм. Пегаска. Вот так раз! Рэйнбоу Дэш! Какими судьбами?</text:p>
      <text:p text:style-name="P52"><text:span text:style-name="T9">– </text:span>ТРИКСИ! <text:span text:style-name="T9">– <text:s/></text:span>фейсхуфнула Дэш. <text:span text:style-name="T9">– </text:span>Во имя Селестии, ЧТО ты тут делаешь?!!</text:p>
      <text:p text:style-name="P52"><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2"><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2"><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9">– </text:span>Ей ведь нельзя рассказывать, да?</text:p>
      <text:p text:style-name="P52"><text:span text:style-name="T9">– </text:span>Нельзя. <text:span text:style-name="T9">– </text:span>подтвердил я. <text:span text:style-name="T9">–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9">– </text:span>ОГО!</text:p>
      <text:p text:style-name="P52">Единорожка аж уселась на крыльцо от удивления.</text:p>
      <text:p text:style-name="P52"><text:span text:style-name="T9">– </text:span>Представлем себе, ЧТО вы скрываете, если ты готова на ТАКОЕ! Признаюсь, вам удалось нас заинтересовать!</text:p>
      <text:p text:style-name="P52"><text:soft-page-break/>Единорожка в задумчивости стала ходить по веранде туда-сюда, разговаривая сама с собой.</text:p>
      <text:p text:style-name="P52"><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9">– </text:span>Мы приняли решение не выдавать вас полиции в обмен на то, что вы расскажете нам о вашей секретной миссии!</text:p>
      <text:p text:style-name="P52"><text:span text:style-name="T9">– </text:span>Не пойдёт! <text:span text:style-name="T9">– </text:span>заявил я. <text:span text:style-name="T9">– </text:span>Я уже сказал, что это тайна. Мне добавить нечего.</text:p>
      <text:p text:style-name="P52"><text:span text:style-name="T9">– </text:span>Да неужели? <text:span text:style-name="T9">– </text:span>захлопала ресницами Трикси. <text:span text:style-name="T9">–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text:p>
      <text:p text:style-name="P44"/>
      <text:p text:style-name="P52"><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2"><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9">– </text:span>Стой! Что ты там сказала о Селестии?</text:p>
      <text:p text:style-name="P52">Трикси молча левитировала мне газеты с трюмо.</text:p>
      <text:p text:style-name="P52">Фак! Фак-фак-фак!!!</text:p>
      <text:p text:style-name="P52">«<text:span text:style-name="T28">Исчезновение дневной главы диархии: Эквестрия в панике!</text:span>» (статья двухдневной давности).</text:p>
      <text:p text:style-name="P52">«<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2">«<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2">«<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4"><text:soft-page-break/>–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2"><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9">–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3"><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text:soft-page-break/>МУ-ХА-ХА!</text:p>
      <text:p text:style-name="P32">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2">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2">Единорожка задумалась и продолжила:</text:p>
      <text:p text:style-name="P4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4">&lt;<text:span text:style-name="T64">David Bowie - Lets Dance/ Ashes To Ashes</text:span></text:p>
      <text:p text:style-name="P44"><text:span text:style-name="T64">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8">Добро пожаловать в Груммингтон! Вам здесь рады!</text:span></text:p>
      <text:p text:style-name="P52"><text:soft-page-break/><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7">так её </text:span><text:span text:style-name="T3">разэтак</text:span><text:span text:style-name="T67">,</text:span><text:span text:style-name="T18"> магия!</text:span><text:span text:style-name="T57">»</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text:soft-page-break/>–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text:soft-page-break/>–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обняв мою ногу, заснула.</text:p>
      <text:p text:style-name="P5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text:soft-page-break/>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5">37 пни</text:span></text:p>
      <text:p text:style-name="P64">24пн</text:p>
      <text:p text:style-name="P64">15</text:p>
      <text:p text:style-name="P52"><text:span text:style-name="T28">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8">Добро пожаловать в Груммингтон! Вам здесь рады!</text:span></text:p>
      <text:p text:style-name="P52"><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9">&lt;</text:span><text:span text:style-name="T56">Metallica-Enter Sandman</text:span><text:span text:style-name="T9">&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4">&lt;<text:span text:style-name="T55">Elo - Sorrow about to fall</text:span>&gt;</text:p>
      <text:p text:style-name="P44">&lt;<text:span text:style-name="T55">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text:soft-page-break/>–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скалу Кантерлот. Ещё день пути — и сворачиваем к Понивиллю.</text:p>
      <text:p text:style-name="P52">– А ты выдержишь?</text:p>
      <text:p text:style-name="P52">Пегаска фыркнула.</text:p>
      <text:p text:style-name="P52"><text:soft-page-break/>–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text:p>
      <text:p text:style-name="P60">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text:soft-page-break/>–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52">…</text:p>
      <text:p text:style-name="P52">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text:soft-page-break/>–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9">–</text:span> А какой у тебя там был образ жизни?</text:p>
      <text:p text:style-name="P52"><text:span text:style-name="T9">–</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9">–</text:span> Дискордовы яйца! Ты сидел в тюрьме? За что тебя посадили?</text:p>
      <text:p text:style-name="P52"><text:span text:style-name="T9">–</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2"><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4">Пегаска <text:span text:style-name="T9">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5"/>
      <text:p text:style-name="P45">…</text:p>
      <text:p text:style-name="P45">&lt;<text:bookmark text:name="eow-title"/><text:span text:style-name="T58">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6">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9">—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9">– </text:span>Выф-выф-вуф! <text:span text:style-name="T9">– </text:span>возразил я.</text:p>
      <text:p text:style-name="P54">Отпихнув от лица живот пегаски и выплюнув шерсть, я продолжил.</text:p>
      <text:p text:style-name="P54"><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4"><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9">– </text:span>Дэш, я знаю. Просто не могу о ней забыть.</text:p>
      <text:p text:style-name="P54">Пегаска тяжело поднялась.</text:p>
      <text:p text:style-name="P54"><text:span text:style-name="T9">– </text:span>Везёт же некоторым. <text:span text:style-name="T9">– </text:span>пробормотала она, раскрывая крылья для просушки.</text:p>
      <text:p text:style-name="P54">…</text:p>
      <text:p text:style-name="P54"><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1">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2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0">&lt;<text:span text:style-name="T55">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бег из Понивилля.</text:span></text:h>
      <text:p text:style-name="P54"/>
      <text:p text:style-name="P54">«<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4"/>
      <text:p text:style-name="P54">Я отложил стопку газет, принесенных пегаской.</text:p>
      <text:p text:style-name="P54"><text:span text:style-name="T9">–</text:span> Про меня таки забыли. Отлично.</text:p>
      <text:p text:style-name="P54"><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4"><text:span text:style-name="T9">–</text:span> Ого! Луна никак не уймется. Ладно, это её проблемы.</text:p>
      <text:p text:style-name="P54"><text:soft-page-break/>К счастью, библиотека Понивилля располагалась на окраине. Пробраться туда под покровом сумерек было раз плюнуть.</text:p>
      <text:p text:style-name="P54"><text:span text:style-name="T9">– </text:span>Твайлайт, привет! Мы вернулись! <text:span text:style-name="T9">–</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9">– К</text:span>АКОГО ХУЯ?!! Твайлайт, ёб твою понимать, ты чё творишь? <text:span text:style-name="T9">– </text:span>я вцепился в ручку двери.</text:p>
      <text:p text:style-name="P54"><text:span text:style-name="T9">– </text:span>Твайли, ты чего? <text:span text:style-name="T9">– </text:span>брыкалась Дэш. <text:span text:style-name="T9">– </text:span>Немедленно опусти меня на пол!</text:p>
      <text:p text:style-name="P54"><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9">–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9">– </text:span>Твайлайт, не смей! <text:span text:style-name="T9">– </text:span>хриплым от ужаса голосом прошептал я.</text:p>
      <text:p text:style-name="P54"><text:span text:style-name="T9">– </text:span>Извини, но это совершенно необходимо! Принцесса Луна не устаёт подсылать ко мне лазутчик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9">–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oft-page-break/><text:span text:style-name="T9">– О</text:span>у! <text:span text:style-name="T66">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9">– </text:span>Хрен-то тебе зачем? <text:span text:style-name="T9">– </text:span>с бессильной злостью спросил я. <text:span text:style-name="T9">– </text:span><text:span text:style-name="T66">Т</text:span>ы собираешься устроить филиал порнхаба для пони-извращенцев?</text:p>
      <text:p text:style-name="P54"><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4"><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9">– </text:span>А если попроще?</text:p>
      <text:p text:style-name="P54"><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4"><text:span text:style-name="T9">–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6">***</text:p>
      <text:p text:style-name="P46"/>
      <text:p text:style-name="P54"><text:span text:style-name="T9">–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9">–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9">– </text:span>А-А-А-А-А-А!!!</text:p>
      <text:p text:style-name="P54"/>
      <text:p text:style-name="P55"><text:soft-page-break/>***</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9">– </text:span>Никогда, слышишь, никогда больше не смей подымать меня...</text:p>
      <text:p text:style-name="P54"><text:span text:style-name="T9">– </text:span>Откуда я знала, что резонансное заклинание так среагирует...</text:p>
      <text:p text:style-name="P54"><text:span text:style-name="T9">– М</text:span>акс? <text:span text:style-name="T9">– </text:span>пегаска заметила, что я открыл глаза. <text:span text:style-name="T9">– </text:span>Ты в порядке?</text:p>
      <text:p text:style-name="P54">Я издал нечто среднее между брачным рёвом лося и стоном умирающего слона.</text:p>
      <text:p text:style-name="P54"><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9">– </text:span>Но не магнетрон. <text:span text:style-name="T9">– </text:span>заметила Дэш. <text:span text:style-name="T9">– </text:span>В следующий раз будешь читать инструкции ДО применения.</text:p>
      <text:p text:style-name="P54"/>
      <text:p text:style-name="P54">…</text:p>
      <text:p text:style-name="P54"/>
      <text:p text:style-name="P54">Мы сидели в читальном зале, держа совет. Я кутался в одеяло у камина. Рэрити в срочном порядке раскраивала мне джинсовый костюм прямо на полу библиотеки. Твайлайт, нацепив для важности очки, записывала пункты мелом на доске.</text:p>
      <text:p text:style-name="P54"><text:span text:style-name="T9">–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Или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крупной энергомагической вспышки я оцениваю как один к трём.</text:p>
      <text:p text:style-name="P54"><text:span text:style-name="T9">– </text:span><text:span text:style-name="T9">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4"><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9">– </text:span>Конски яблоки! <text:span text:style-name="T9">– </text:span>выругалась Эпплджек. <text:span text:style-name="T9">– </text:span><text:span text:style-name="T9">Е</text:span>сли шансы спалить Понивилль один к трём, я на такое не согласна. Даже если на кону стоит вся Эквестрия.</text:p>
      <text:p text:style-name="P54"><text:span text:style-name="T9">– </text:span>Ты хорошо подумала? <text:span text:style-name="T9">– </text:span><text:span text:style-name="T9">н</text:span>ахмурилась Рэйнбоу Дэш. <text:span text:style-name="T9">– </text:span>В Эквестрии десятки таких городов, как Понивилль! Мы не можем махнуть на них крылом!</text:p>
      <text:p text:style-name="P54"><text:span text:style-name="T9">– </text:span>Тебе-то на Понивилль точно махать! <text:span text:style-name="T9">– </text:span>огрызнулась фермерша. <text:span text:style-name="T9">– </text:span><text:span text:style-name="T9">Т</text:span>вой дом, поди, не зацепит.</text:p>
      <text:p text:style-name="P54"><text:span text:style-name="T9">– </text:span>Что ты сказала? А ну, повтори? <text:span text:style-name="T9">– </text:span>взвилась пегаска.</text:p>
      <text:p text:style-name="P54"><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4"><text:span text:style-name="T9">– </text:span>Ась?</text:p>
      <text:p text:style-name="P54"><text:span text:style-name="T9">– </text:span>Что?</text:p>
      <text:p text:style-name="P54"><text:soft-page-break/><text:span text:style-name="T9">– </text:span>Какой? <text:span text:style-name="T9">– </text:span>разом <text:span text:style-name="T9">о</text:span>бернулась ко мне компания.</text:p>
      <text:p text:style-name="P54"><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4"><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
      <text:p text:style-name="P33">Спайк сожрёт резонаторные рубины (2.5 из 4-х) (Его послала Твай в подвал убрать лоскутья одежды Макса. Рубины — в карманах)</text:p>
      <text:p text:style-name="P33">- А где рубины?</text:p>
      <text:p text:style-name="P33">- Какие рубины — спросил Спайк и зажевал быстрее</text:p>
      <text:p text:style-name="P33">- Резонаторные — холодея ответил я. - Покажи, что у тебя в кулаке?</text:p>
      <text:p text:style-name="P33">- А-а-а, рубины. Я думал, это мусор — ответил Спайк и разжал кулак.</text:p>
      <text:p text:style-name="P33">В нём лежали рубины. Один целый и один надкушенный. Из четырёх.</text:p>
      <text:p text:style-name="P33"/>
      <text:p text:style-name="P33">Твай ставит «жучки» в ускоритель и на одном рубине и Элементах Гармонии проводит эксперимент (жучки она научилась ставить, чтоб обманывать электросчётчики). </text:p>
      <text:p text:style-name="P117">Макс изначально, после исчезновения Селли, планировал использовать Элементы. Он говорит об этом Твай. Та соглашается. После этого — вопрос о рубинах Спайку</text:p>
      <text:p text:style-name="P117"/>
      <text:p text:style-name="P117">Лира облизывает Максу пальцы</text:p>
      <text:p text:style-name="P54"/>
      <text:p text:style-name="P45">&lt;<text:span text:style-name="T21">Самбу устроит Луна в парящем кантерлотском дворце — для успокоения и примирения пони. Также она учится делать «Лунины пышки»</text:span></text:p>
      <text:p text:style-name="P29">Bee Gees – You Should Be dancing<text:span text:style-name="T30">&gt;</text:span></text:p>
      <text:p text:style-name="P52"/>
      <text:p text:style-name="P30">&lt;<text:span text:style-name="T1">Селестия: основное знание бессмертного — когда-нибудь ты всё равно умрёшь</text:span>&gt;</text:p>
      <text:p text:style-name="P52"/>
      <text:p text:style-name="P52">&lt;<text:span text:style-name="T20">Добавить в фанфик плетение шуточных интриг принцессами друг против дружки</text:span>&gt;</text:p>
      <text:p text:style-name="P52"/>
      <text:p text:style-name="P44">&lt;<text:span text:style-name="T21">В сцене прощания (во сне) —</text:span><text:span text:style-name="T21"> Р.Д. в будущем будет стрематься поебушек с человеками, чтобы не испытывать горечи расставания. Но</text:span><text:span text:style-name="T21">: </text:span></text:p>
      <text:p text:style-name="P44"><text:span text:style-name="T21">- Учти, я ни капельки не жалею о наших поебушках! </text:span><text:span text:style-name="T21">Но в будущем буду их стрематься. Это очень больно — вот так расставаться</text:span>&gt;</text:p>
      <text:p text:style-name="P52"/>
      <text:p text:style-name="P52">(про Макса в сне-прощании)</text:p>
      <text:p text:style-name="P52">Я — Дискорд, и я говорю вам: он вернётся</text:p>
      <text:p text:style-name="P52"/>
      <text:p text:style-name="P44">&lt;<text:span text:style-name="T21">Глава 16: Эксперимент в Понивилле, сон Макса, сражение с Луной вместе с Элементами Гармонии</text:span></text:p>
      <text:p text:style-name="P3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2">Глава 18: Возвращение к Замку Двух Сестёр на парящем замке. Самба в небесном замке</text:p>
      <text:p text:style-name="P44"><text:soft-page-break/><text:span text:style-name="T21">Дальше — использовать по-максимуму уже написанное</text:span>&gt;</text:p>
      <text:p text:style-name="P44"/>
      <text:p text:style-name="P44">&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4"/>
      <text:p text:style-name="P44">&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4"/>
      <text:p text:style-name="P44">&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2"/>
      <text:p text:style-name="P120"><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52"/>
      <text:p text:style-name="P44">&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35">- Сестра <text:s/>всегда норовила спихнуть тяжёлую задачу на кого-нибудь другого!</text:p>
      <text:p text:style-name="P35">- А также совместить приятное с полезным. - заметил я.</text:p>
      <text:p text:style-name="P35">Луна бросила на меня тяжёлый взгляд.</text:p>
      <text:p text:style-name="P3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5">- Тогда зачем она..?</text:p>
      <text:p text:style-name="P3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5">Меня как будто окатило ледяным душем. Не любовь и даже не дружба. Просто плата за услугу… Даже не дружба...</text:p>
      <text:p text:style-name="P35">- А другие? Они тоже… давали мне потому, что считали меня последним шансом?</text:p>
      <text:p text:style-name="P35">- Другие? Кто ещё?<text:span text:style-name="T10"> </text:span><text:span text:style-name="T57">С кем ещё у тебя были… отношения?</text:span></text:p>
      <text:p text:style-name="P31">- С Рэйнбоу Дэш — ответил я несчастным голосом. - И, может быть, с Пинки.</text:p>
      <text:p text:style-name="P3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1"/>
      <text:p text:style-name="P2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пятый раз за последние полгода туда-сюда через него мотаешься. Так часто сюда даже аликорны не заглядывают…</text:p>
      <text:p text:style-name="P28"><text:span text:style-name="T1">И Макс с Анакорном совместно решают проблему Эквестрии (Анакорн жалуется ему, что сам не успевает затыкать дыры)</text:span>&gt;</text:p>
      <text:p text:style-name="P41"/>
      <text:p text:style-name="P1"><text:soft-page-break/><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1">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1"/>
      <text:p text:style-name="P31">Силовой корсет Селестии Макс обнаруживает в башне Селестии, в её комнате, в шкафу рядом с её боевыми доспехами (помятыми)</text:p>
      <text:p text:style-name="P31"/>
      <text:p text:style-name="P3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41">- <text:span text:style-name="T1">Ты же говорил, у нас нет магии?</text:span></text:p>
      <text:p text:style-name="P49">-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49">- Но тогда ты мог бы захватить власть в Эквестрии?</text:p>
      <text:p text:style-name="P49">- Мог бы. Но… Зачем? За эти годы я многое переосмыслил и понял: властвовать чертовски скучно! Куда интереснее строить козни изподтишка...</text:p>
      <text:p text:style-name="P41"/>
      <text:p text:style-name="P25"><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7"/>
      <text:p text:style-name="P3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text:soft-page-break/>Мун — и снова обвиняют в этом Макса. Начинается вторая гражданская война — часть пони присягает на верность Найтмэр Мун.</text:p>
      <text:p text:style-name="P35"/>
      <text:p text:style-name="P41">&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1">- В соответствии с законом от … «Об отсутствии одного из соправителей диархии» принимаю всю власть на себя!</text:p>
      <text:p text:style-name="P31">- <text:s/>Но этот закон Её Высочество, принцесса Селестия принимала для себя, чтобы разрешить ситуацию с вашим … ммм... пребыванием на Луне!</text:p>
      <text:p text:style-name="P41"><text:span text:style-name="T21">- В законе не указана конкретный соправитель Диархии!</text:span>&gt;</text:p>
      <text:p text:style-name="P41"/>
      <text:p text:style-name="P41">&lt;<text:span text:style-name="T21">Заговорщики таки подняли восстание после исчезновения Селестии. Они обвинили Луну и Макса в узурпации власти</text:span>&gt;</text:p>
      <text:p text:style-name="P41"/>
      <text:p text:style-name="P28">&lt;<text:span text:style-name="T1">Добавить рассуждения на этическую тему на грани катастрофы</text:span>&gt;</text:p>
      <text:p text:style-name="P28"/>
      <text:p text:style-name="P31">&lt;Добавить грозный выход Луны для противостояния повстанцам&gt;</text:p>
      <text:p text:style-name="P31"/>
      <text:p text:style-name="P3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4"/>
      <text:p text:style-name="P73"><text:span text:style-name="T9">–</text:span> Заклинания Свирла Бородатого обычно срабатывают без ошибок.</text:p>
      <text:p text:style-name="P73"><text:span text:style-name="T9">–</text:span> Если их правильно вызывают, <text:span text:style-name="T9">–</text:span> пробурчал возвратившийся Спайк, укладываясь в корзинку.</text:p>
      <text:p text:style-name="P73"><text:span text:style-name="T9">–</text:span> Что он имел ввиду?</text:p>
      <text:p text:style-name="P73"><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73"/>
      <text:p text:style-name="P73"><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7"/>
      <text:p text:style-name="P73"><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73"><text:soft-page-break/><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73"><text:span text:style-name="T9">–</text:span> Нет, она мне ничего не говорила. Но, видишь ли, ваше королевство и вы сами описаны в моём мире в детском сериале.</text:p>
      <text:p text:style-name="P73"><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73">Я покачал головой.</text:p>
      <text:p text:style-name="P73"><text:span text:style-name="T9">–</text:span> Вряд ли кто-то из людей побывал здесь до меня. До вас ведь никто не вызывал это заклинание Свирла?</text:p>
      <text:p text:style-name="P73"><text:span text:style-name="T9">–</text:span> Нет. Собрание столь сильных магов запомнилось бы.</text:p>
      <text:p text:style-name="P73"><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73"><text:span text:style-name="T9">–</text:span> Вам нравятся рассказы про Эквестрию? <text:span text:style-name="T9">–</text:span> Твайлайт улыбнулась.</text:p>
      <text:p text:style-name="P73"><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73"><text:span text:style-name="T9">–</text:span> Брони?</text:p>
      <text:p text:style-name="P73"><text:span text:style-name="T9">–</text:span> Так называют себя поклонники этого детского сериала и вас самих <text:span text:style-name="T1">—</text:span> сериальных.</text:p>
      <text:p text:style-name="P73">Твайлайт зарделась.</text:p>
      <text:p text:style-name="P73"><text:span text:style-name="T9">–</text:span> Ого! У нас есть поклонники! Интересно было бы поговорить об этом с твоим другом.</text:p>
      <text:p text:style-name="P73"><text:span text:style-name="T9">–</text:span> Его нет. Он погиб полгода назад.</text:p>
      <text:p text:style-name="P73"><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73"><text:span text:style-name="T9">–</text:span> Всё в порядке, Твайлайт.</text:p>
      <text:p text:style-name="P73">Твайлайт подошла к нише у двери, зажгла небольшую горелку и поставила на неё небольшой изящный чайничек</text:p>
      <text:p text:style-name="P73"><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9"/>
      <text:p text:style-name="P49"/>
      <text:p text:style-name="P49"/>
      <text:p text:style-name="P73"><text:span text:style-name="T9">–</text:span> Найтмэр Мун и Дискорд не разорвались и не сгорели.</text:p>
      <text:p text:style-name="P73"><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9"/>
      <text:h text:style-name="P146" text:outline-level="2">Сон Рэрити</text:h>
      <text:p text:style-name="P73"/>
      <text:p text:style-name="P73">… в огромном пустом пространстве, а меня окружают звёзды, <text:span text:style-name="T1">–</text:span> рассказывала Рэрити, когда мы с пегаской вломились в библиотеку.</text:p>
      <text:p text:style-name="P73"><text:span text:style-name="T1">–</text:span> Привет Макс, - кивнула она мне.</text:p>
      <text:p text:style-name="P73">Рэрити перевела взгляд с меня на взъерошенную пегаску и недоверчиво сморщила носик.</text:p>
      <text:p text:style-name="P73"><text:span text:style-name="T1">–</text:span> Боже, какие страсти! - прошептала она.</text:p>
      <text:p text:style-name="P73"/>
      <text:p text:style-name="P74">***</text:p>
      <text:p text:style-name="P73"><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73"/>
      <text:p text:style-name="P74">***</text:p>
      <text:p text:style-name="P77"/>
      <text:p text:style-name="P10"/>
      <text:p text:style-name="P77"><text:soft-page-break/><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82">&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83">&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3"/>
      <text:p text:style-name="P73"><text:span text:style-name="T9">–</text:span> Ты могла бы нести меня телекинезом. Я, после того, как узнал о ваших способностях, удивлялся, почему ты этого не сделала?</text:p>
      <text:p text:style-name="P73"><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73"/>
      <text:p text:style-name="P73"><text:span text:style-name="T9">–</text:span> А дальше всё было хуже, намного хуже...</text:p>
      <text:p text:style-name="P73"/>
      <text:p text:style-name="P1"/>
      <text:p text:style-name="P73"/>
      <text:p text:style-name="P74">***</text:p>
      <text:p text:style-name="P77"/>
      <text:p text:style-name="P73"><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7"/>
      <text:h text:style-name="P146" text:outline-level="2">Рейд пони-рэйнджеров</text:h>
      <text:p text:style-name="P73"/>
      <text:p text:style-name="P79">(леденящий душу триллер, музыка тревожная)</text:p>
      <text:p text:style-name="P75">&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3"><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3"><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73"><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73"><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73"><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7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3"><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73"><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73"><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73">Дальше мы передвигались с интервалом бескрылого прыжка, чтобы не нанести друг другу увечий в случае работы оружием.</text:p>
      <text:p text:style-name="P74">***</text:p>
      <text:p text:style-name="P73"><text:span text:style-name="T9">–</text:span> Шанту?</text:p>
      <text:p text:style-name="P73"><text:span text:style-name="T9">–</text:span> Ваше Высочество? Мы никогда не встречали такое существо раньше и я…</text:p>
      <text:p text:style-name="P73"><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74">***</text:p>
      <text:p text:style-name="P73"><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73"><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3"><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3"><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7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3"><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73">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3"><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73"><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7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3"><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7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3"><text:span text:style-name="T9">–</text:span> Дискорд! Что их убило? <text:span text:style-name="T9">–</text:span> присвистнул обошедший Хорста с другой стороны Калрус.</text:p>
      <text:p text:style-name="P73"><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73">Я поднял нагрудную бляху, лежащую на скелете с раздавленной грудной клеткой.</text:p>
      <text:p text:style-name="P73"><text:span text:style-name="T9">–</text:span> Это королевский конвой. Такие были на службе у принцесс ещё лет двадцать назад, до Раздора.</text:p>
      <text:p text:style-name="P73"><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73"><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3"><text:soft-page-break/>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74">***</text:p>
      <text:p text:style-name="P73"><text:span text:style-name="T9">–</text:span> Откуда там останки пегасов? Кто мог поймать их там? Они могут уйти от любой засады.</text:p>
      <text:p text:style-name="P73"><text:span text:style-name="T9">–</text:span> Не знаю, как насчёт летунов, принцессса, но когда мы осматривали кости, на нас было совершено нападение...</text:p>
      <text:p text:style-name="P73"><text:span text:style-name="T9">–</text:span> Вот как? На королевскую стражу в центре Эквестрии? Кто же это был?</text:p>
      <text:p text:style-name="P73"><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73">Луна обошла Кимеринна. </text:p>
      <text:p text:style-name="P73"><text:span text:style-name="T9">–</text:span> У вас рассечен бок. И колотая рана на шее.</text:p>
      <text:p text:style-name="P73"><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73"><text:span text:style-name="T9">–</text:span> Расслабьтесь, Кимеринн. Вы очень скованы. Я вижу, вам нелегко пришлось в этом походе.</text:p>
      <text:p text:style-name="P73">Растерзанная шея жеребца напомнила Луне о другом, которого она называла на “ты” больше тысячи лет назад, во время восстания.</text:p>
      <text:p text:style-name="P73"><text:span text:style-name="T9">–</text:span> Я ценю вашу службу и хочу достойно наградить вас. Спрашивайте.</text:p>
      <text:p text:style-name="P73"><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73">Луна вздохнула. Всё-таки, насколько легче было быть Найтмэр-Мун! Тогда ей не нужно было стесняться своих желаний и все было намного проще.</text:p>
      <text:p text:style-name="P73"><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73"><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73">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3">Он был высок для пони и Луне понадобилось всего лишь немного склонить шею, чтобы тихо выдохнуть ему в ухо:</text:p>
      <text:p text:style-name="P73"><text:span text:style-name="T9">–</text:span> Ну что же… Я рада оказать такую услугу… Тебе…</text:p>
      <text:p text:style-name="P73"><text:span text:style-name="T9">–</text:span> Принцесса…</text:p>
      <text:p text:style-name="P73"><text:span text:style-name="T9">–</text:span> Луна, мой дорогой. Для тебя <text:span text:style-name="T9">—</text:span> Луна…</text:p>
      <text:p text:style-name="P73">...</text:p>
      <text:p text:style-name="P73"/>
      <text:h text:style-name="P146" text:outline-level="2">Рейд пони-рэйнджеров-2 (<text:span text:style-name="T20">продолжение рейда пони-рэйнджеров</text:span>)</text:h>
      <text:p text:style-name="P73"/>
      <text:p text:style-name="P7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3"><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3">Мэдтроттер подошёл к холму и зацепил концом алебарды зелёный покров.</text:p>
      <text:p text:style-name="P73"><text:span text:style-name="T1">–</text:span> Металл! <text:span text:style-name="T1">–</text:span> удивлённо воскликнул он. <text:span text:style-name="T1">–</text:span> И стекло.</text:p>
      <text:p text:style-name="P73">В металлической поверхности сверкнуло небольшое прямоугольное окошко.</text:p>
      <text:p text:style-name="P73">Я прошёл вдоль холма и вскоре под побегами дикого винограда обнаружил вход, открывающий внутренности холма.</text:p>
      <text:p text:style-name="P7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3">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73"><text:span text:style-name="T9">–</text:span> Заночуем внутри. - <text:span text:style-name="T1">р</text:span>ешил я.</text:p>
      <text:p text:style-name="P73"><text:span text:style-name="T9">&lt;</text:span><text:span text:style-name="T20">Нужен ли тут самолёт? Нужен артефакт из Fallout Equestria - летучий корабль</text:span>?<text:span text:style-name="T9">&gt;</text:span></text:p>
      <text:p text:style-name="P73">Утро встретило нас туманом. Я пытался рассмотреть руины замка на противоположном берегу.</text:p>
      <text:p text:style-name="P73"><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73"><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3">Я сбросил громоздкие перемётные сумки с поклажей, оставив только закреплённый на ноге кинжал.</text:p>
      <text:p text:style-name="P7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4">***</text:p>
      <text:p text:style-name="P7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3"><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7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3"><text:span text:style-name="T9">–</text:span> Поворачивайте, уходите от болота! <text:span text:style-name="T9">–</text:span> донёсся его крик.</text:p>
      <text:p text:style-name="P7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4">***</text:p>
      <text:p text:style-name="P73"><text:span text:style-name="T9">–</text:span> Дискорд тебе в крыло, Ким, ты таки заставил нас попотеть! Что там за чертовщина?</text:p>
      <text:p text:style-name="P73">Я отлепился от серебристой поверхности и прыгул на землю.</text:p>
      <text:p text:style-name="P73"><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73">Сброшенный обрубок лианы медленно извивался, стараясь найти опору, вокруг которой можно было бы обвиться. </text:p>
      <text:p text:style-name="P73"><text:span text:style-name="T9">– </text:span>Схватил бы за крыло <text:span text:style-name="T9">—</text:span> я бы не вырвался.</text:p>
      <text:p text:style-name="P73">Я взглянул вверх. На металлической стенке чётко отпечатались четыре полукруга копыт. </text:p>
      <text:p text:style-name="P73"><text:span text:style-name="T9">–</text:span> И пришлось бы тебе за меня во дворце отдуваться.</text:p>
      <text:p text:style-name="P73"><text:span text:style-name="T9">–</text:span> Нашел что-нибудь интересное в развалинах?</text:p>
      <text:p text:style-name="P73"><text:span text:style-name="T9">–</text:span> А как же! Странное такое. Похожее на обезьяну. Но стройнее и грациознее. И оно было одето…</text:p>
      <text:p text:style-name="P73"><text:span text:style-name="T9">–</text:span> Одето?</text:p>
      <text:p text:style-name="P73"><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73"><text:span text:style-name="T9">–</text:span> Ещ одно неизвестное чудовище! <text:s/>Что-то их тут много развелось.</text:p>
      <text:p text:style-name="P73">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3">Я забросил на спину перемётные сумки и дал команду сбора.</text:p>
      <text:p text:style-name="P73"><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73">“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3"><text:span text:style-name="T9">–</text:span> Вы ведь в неопасное место идёте, да?</text:p>
      <text:p text:style-name="P73"><text:span text:style-name="T9">–</text:span> Да, Силк Мэйн, в неопасное.</text:p>
      <text:p text:style-name="P73"><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3"><text:span text:style-name="T9">–</text:span> Силк, не волнуйся, если будет опасно, мы сразу же повернём. (И пойдём другой дорогой <text:span text:style-name="T9">—</text:span> додумал я).</text:p>
      <text:p text:style-name="P73"><text:soft-page-break/>Силк Мэйн выпустила мою ногу, успокаиваясь. Я пошёл в казарму, а кобылки продолжали молча смотреть на меня...</text:p>
      <text:p text:style-name="P7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3">Опять таки, шансы для Мэда и Калруса <text:s/>пройти через болото <text:span text:style-name="T9">—</text:span> ничтожны.</text:p>
      <text:p text:style-name="P73"><text:span text:style-name="T9">–</text:span> Возвращаемся, Мэдди, <text:span text:style-name="T9">–</text:span> решил я. <text:span text:style-name="T9">–</text:span> Намотрелись достаточно.</text:p>
      <text:p text:style-name="P73">Пусть принцесса считает меня трусом, пусть я больше не смогу взглянуть ей в глаза, но я должен сделать то, что делаю. Мы возвращаемся…</text:p>
      <text:p text:style-name="P73"/>
      <text:h text:style-name="P146" text:outline-level="2">Продолжение ЛСД-чаепития</text:h>
      <text:p text:style-name="P73"/>
      <text:p text:style-name="P73"><text:s/>Так значит, своим появлением я невольно поспособствовал гибели особенного пони Луны? Мне очень жаль…</text:p>
      <text:p text:style-name="P73">Селестия через силу улыбнулась.</text:p>
      <text:p text:style-name="P73"><text:span text:style-name="T9">–</text:span> Пони умеют переносить тяготы, Макс. <text:span text:style-name="T9">–</text:span> Иначе бы мы не выжили. В нашей истории бывали очень тяжёлые времена.</text:p>
      <text:p text:style-name="P7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3"><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73"><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73"/>
      <text:p text:style-name="P73"/>
      <text:p text:style-name="P73"/>
      <text:p text:style-name="P73"><text:span text:style-name="T9">–</text:span> Тия, я…</text:p>
      <text:p text:style-name="P73"><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3">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73"><text:soft-page-break/>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73">Селестия замолчала, потом медленно поднесла ко рту чашку с холодным чаем и сделала три глубоких глотка.</text:p>
      <text:p text:style-name="P73"><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73"><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73"><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3"/>
      <text:p text:style-name="P103"/>
      <text:p text:style-name="P83">Она вытянула шею и начала по очереди сгибать-разгибать ноги, разминая суставы.</text:p>
      <text:p text:style-name="P83"><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73"/>
      <text:p text:style-name="P73"><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73">Её образ расплывался, в голове стоял звон, звуки проникали в уши как будто через толстый слой ваты.</text:p>
      <text:p text:style-name="P73"><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3">мочь мне. Помочь всем нам. А сейчас иди, отдыхай.</text:p>
      <text:p text:style-name="P73"/>
      <text:h text:style-name="P146" text:outline-level="2"/>
      <text:h text:style-name="P146" text:outline-level="2">Знакомство с Элементами Гармонии</text:h>
      <text:p text:style-name="P73"/>
      <text:p text:style-name="P73">На следующий день я застал в библиотеке кроме Твайлайт ещё трёх кобылок.</text:p>
      <text:p text:style-name="P73"><text:span text:style-name="T1">–</text:span> Знакомься, Макс <text:span text:style-name="T1">–</text:span> начала представлять меня Твайлайт, <text:span text:style-name="T1">–</text:span> это Пинки Пай.</text:p>
      <text:p text:style-name="P73"><text:span text:style-name="T1">–</text:span> Очень приятно, Макс.</text:p>
      <text:p text:style-name="P7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3"><text:span text:style-name="T1">–</text:span> ...то Рэрити! <text:span text:style-name="T1">–</text:span> Твайлайт представила светлую единорожку, которая чуть склонила голову в приветствии.</text:p>
      <text:p text:style-name="P73"><text:span text:style-name="T1">–</text:span> Макс, <text:span text:style-name="T1">–</text:span> кивнул я ей в ответ.</text:p>
      <text:p text:style-name="P73"><text:span text:style-name="T1">–</text:span> Рэйнбоу Дэш! <text:span text:style-name="T1">–</text:span> голубая пегаска представилась сама, насмешливо наморщив нос.</text:p>
      <text:p text:style-name="P73"><text:span text:style-name="T1">–</text:span> Макс. <text:span text:style-name="T1">–</text:span> закончил представляться я.</text:p>
      <text:p text:style-name="P73">Твайлайт продолжила прерванную моим появлением беседу.</text:p>
      <text:p text:style-name="P73"><text:soft-page-break/><text:span text:style-name="T1">–</text:span> Как я вам уже рассказывала, заклинание Свирла вызвало сюда Макса. И он хочет нам помочь, но не знает, как.</text:p>
      <text:p text:style-name="P73">Голубая пегаска вомущённо фыркнула.</text:p>
      <text:p text:style-name="P73"><text:span text:style-name="T1">–</text:span> А нужно ли нам помогать? Сами как-нибудь справимся!</text:p>
      <text:p text:style-name="P73"><text:span text:style-name="T1">–</text:span> Но Дэш, дорогая, неужели ты думаешь, что Твайлайт и принцесса Селестия не перепробовали всё возможное?</text:p>
      <text:p text:style-name="P73"><text:span text:style-name="T1">–</text:span> Рэрити грациозно улеглась на подушку, пододвинув её к себе магией.</text:p>
      <text:p text:style-name="P7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3">Я ошеломлённо посмотрел на неё.</text:p>
      <text:p text:style-name="P73"><text:span text:style-name="T1">–</text:span> Откуда ты знаешь?</text:p>
      <text:p text:style-name="P7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3"><text:span text:style-name="T1">– </text:span>47 лет? Такой старый? <text:span text:style-name="T1">–</text:span> тихо произнесла Рэйнбоу Дэш с сомнением поглядывая на меня.</text:p>
      <text:p text:style-name="P73"><text:span text:style-name="T1">–</text:span> Не старый. У нас живут, в среднем, до 90-ти <text:span text:style-name="T1">–</text:span> 100-а лет.</text:p>
      <text:p text:style-name="P7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0"><text:span text:style-name="T1">–</text:span> Программы. Это такие… гм… заклинания. Ты пишешь программу, запускаешь её, а потом она делает что-то для тебя.</text:p>
      <text:p text:style-name="P80"><text:span text:style-name="T1">–</text:span> То есть, ты, типа, волшебник в своём мире?</text:p>
      <text:p text:style-name="P80"><text:span text:style-name="T1">–</text:span> Вряд ли меня так можно называть. Очень далёкие параллели. У нас совсем нет магии.</text:p>
      <text:p text:style-name="P8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3"/>
      <text:p text:style-name="P73"/>
      <text:p text:style-name="P73">...</text:p>
      <text:p text:style-name="P73"/>
      <text:p text:style-name="P7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3"><text:span text:style-name="T1">–</text:span> Ну… В общем, да. Надо ещё пригласить Эпплджек и Флаттершай.</text:p>
      <text:p text:style-name="P7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3"><text:span text:style-name="T1">–</text:span> О, Рэрити, спасибо-спасибо-спасибо! <text:span text:style-name="T1">–</text:span> Твайлайт обняла единорожку.</text:p>
      <text:p text:style-name="P7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3">Рэйнбоу Дэш развернулась к выходу из библиотеки.</text:p>
      <text:p text:style-name="P73"><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3"><text:span text:style-name="T1">–</text:span> Мне кажется, Макс, ты ей чем-то не нравишься, <text:span text:style-name="T1">–</text:span> заметила Рэрити.</text:p>
      <text:p text:style-name="P73"><text:span text:style-name="T1">–</text:span> А, по-моему, так наоборот, <text:span text:style-name="T1">–</text:span> хмыкнул Спайк, всё это время евший в сторонке какие-то сверкающие кристаллы.</text:p>
      <text:p text:style-name="P73"><text:span text:style-name="T1">–</text:span> Но довольно слов. Что нужно делать, дорогая? <text:span text:style-name="T1">–</text:span> обратилась Рэрити к Твайлайт.</text:p>
      <text:p text:style-name="P73"><text:span text:style-name="T1">–</text:span> До утра <text:span text:style-name="T1">—</text:span> ничего. Потом вам нужно лечь рядом и я вызову заклинание двойного сна.</text:p>
      <text:p text:style-name="P73"><text:span text:style-name="T1">–</text:span> Отлично, тогда я ещё успею привести себя в порядок. На все сто нужно выглядеть даже во сне. Тем более, в чужом.</text:p>
      <text:p text:style-name="P73">Рэрити вышла на улицу. Я поднялся с места.</text:p>
      <text:p text:style-name="P73"><text:span text:style-name="T1">–</text:span> Я тоже, пожалуй, пройдусь.</text:p>
      <text:p text:style-name="P73"><text:span text:style-name="T1">–</text:span> Далеко не уходи, Макс. Понивилль не такой уж и маленький, новичок в нём запросто может заблудиться.</text:p>
      <text:p text:style-name="P73"><text:span text:style-name="T1">–</text:span> Не волнуйся, Твайлайт. Пройдусь до железной дороги и обратно.</text:p>
      <text:p text:style-name="P7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3">Дойдя до железной дороги, я пошёл вдоль неё, постепеннно выходя за пределы городка.</text:p>
      <text:p text:style-name="P73">Чувствительный толчок чуть выше пояса заставил меня сделать два шага вперёд, чтобы не упасть.</text:p>
      <text:p text:style-name="P73">Я обернулся.</text:p>
      <text:p text:style-name="P73">Сзади стояла Рэйнбоу Дэш с растрёпанной от толчка чёлкой.</text:p>
      <text:p text:style-name="P7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3"><text:span text:style-name="T1">–</text:span> Рэйнбоу, успокойся. О чём ты?</text:p>
      <text:p text:style-name="P73">Она глядела сквозь чёлку куда-то мимо меня, отворачивая взгляд. Заднее копыто легонько притоптывало.</text:p>
      <text:p text:style-name="P73"><text:span text:style-name="T1">–</text:span> Ты знаешь, о чём. Должен знать, <text:span text:style-name="T1">–</text:span> отрезала она, ничего не объясняя.</text:p>
      <text:p text:style-name="P73"><text:span text:style-name="T1">–</text:span> Я не понимаю. Честно. Что ты чувствуешь?</text:p>
      <text:p text:style-name="P7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3"/>
      <text:p text:style-name="P86"/>
      <text:h text:style-name="P146" text:outline-level="2">Первый сеанс двойного сна. Рэрити</text:h>
      <text:p text:style-name="P73"/>
      <text:p text:style-name="P73"><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3"><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73"/>
      <text:p text:style-name="P73"><text:soft-page-break/>Когда я вернулся в библиотеку, Твайлайт и Спайк уже соорудили нечто вроде мягкого уголка на втором этаже.</text:p>
      <text:p text:style-name="P73"><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73"><text:span text:style-name="T9">–</text:span> Может, и поместимся. Но, вообще, я во сне верчусь.</text:p>
      <text:p text:style-name="P73"><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73"><text:span text:style-name="T9">–</text:span> Рэ-ри-тиии! - прошептал в восхищении Спайк.</text:p>
      <text:p text:style-name="P73">И было отчего.</text:p>
      <text:p text:style-name="P73">Что-то неуловимо изменилось в той единорожке, которую я видел ещё утром.</text:p>
      <text:p text:style-name="P7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73"><text:span text:style-name="T9">–</text:span> Рэрити, ты выглядишь… Замечательно выглядишь! <text:span text:style-name="T9">–</text:span> растерянно пролепетала Твайлайт.</text:p>
      <text:p text:style-name="P73"><text:span text:style-name="T9">–</text:span> Дааааааа… Замечательно! <text:span text:style-name="T9">–</text:span> наконец-то смог закрыть рот <text:span text:style-name="T1">и втянуть слюни </text:span>Спайк.</text:p>
      <text:p text:style-name="P73"><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73"><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3"/>
      <text:p text:style-name="P73"><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73">Двух небольших понячьих матраса, сложенных вместе, мне вполне хватило, чтобы растянуться в полный рост и раскинуть руки крестом.</text:p>
      <text:p text:style-name="P7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3"><text:span text:style-name="T9">–</text:span> Я не слишком давлю? - прошептала мне на ухо единорожка.</text:p>
      <text:p text:style-name="P73">Её ресницы щекотали мне щёку и это было чертовски приятно. Ответить я не успел.</text:p>
      <text:p text:style-name="P73"><text:span text:style-name="T9">–</text:span> Готовы? <text:span text:style-name="T9">–</text:span> Спросила Твайлайт.</text:p>
      <text:p text:style-name="P73"><text:span text:style-name="T9">–</text:span> Я готова. <text:span text:style-name="T9">–</text:span> <text:span text:style-name="T1">о</text:span>тозвалась Рэрити.</text:p>
      <text:p text:style-name="P73"><text:span text:style-name="T9">–</text:span> Готов. <text:span text:style-name="T9">–</text:span> <text:span text:style-name="T1">с</text:span>казал я.</text:p>
      <text:p text:style-name="P7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3"/>
      <text:h text:style-name="P146" text:outline-level="2">Сон Макса</text:h>
      <text:p text:style-name="P109"/>
      <text:p text:style-name="P73"><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0"><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3"><text:span text:style-name="T25">–</text:span><text:span text:style-name="T20"> Готова, </text:span><text:span text:style-name="T25">–</text:span><text:span text:style-name="T20"> процедила она.</text:span><text:span text:style-name="T9">&gt;</text:span></text:p>
      <text:p text:style-name="P74">***</text:p>
      <text:p text:style-name="P73"><text:span text:style-name="T9">–</text:span> Вставай, Макс! <text:span text:style-name="T9">–</text:span> Маленькое копыто надавливало мне на грудь, делая энергичные круговые движения.</text:p>
      <text:p text:style-name="P73"><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73"><text:span text:style-name="T9">–</text:span> Мне не понравился цвет твоей мордочки. Ты стал слишком бледный. Я решила прервать твой сон. Как ты себя ...</text:p>
      <text:p text:style-name="P73"><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73"><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73"><text:span text:style-name="T9">–</text:span> Я в порядке. Что-то удалось узнать? <text:span text:style-name="T9">–</text:span> обратился я к Рэрити.</text:p>
      <text:p text:style-name="P73"><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3"><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73"><text:span text:style-name="T9">– </text:span>Да, Макс?</text:p>
      <text:p text:style-name="P73"><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3">Твайлайт растерялась.</text:p>
      <text:p text:style-name="P73"><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3"><text:span text:style-name="T9">–</text:span> Я помогу-у-у-у! <text:span text:style-name="T9">–</text:span> <text:span text:style-name="T1">з</text:span>апрыгала на месте Пинки.</text:p>
      <text:p text:style-name="P73"><text:span text:style-name="T9">–</text:span> Я помогу! <text:span text:style-name="T9">–</text:span> <text:span text:style-name="T1">н</text:span>еожиданно вызвалась Рэйнбоу Дэш, до этого безучастно наблюдавшая за нами.</text:p>
      <text:p text:style-name="P73"/>
      <text:p text:style-name="P81"/>
      <text:p text:style-name="P73"/>
      <text:p text:style-name="P73"><text:span text:style-name="T9">–</text:span> Я первая предложила! <text:span text:style-name="T9">–</text:span> возмутилась Пинки.</text:p>
      <text:p text:style-name="P73"><text:span text:style-name="T9">–</text:span> Предложила не ты, а Твайлайт. <text:span text:style-name="T9">–</text:span> <text:span text:style-name="T1">п</text:span>арировала Рэйнбоу Дэш.</text:p>
      <text:p text:style-name="P73"><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73"><text:span text:style-name="T9">–</text:span> Лады. <text:span text:style-name="T9">–</text:span> проворчала пегаска. <text:span text:style-name="T9">–</text:span> Приходи завтра на девять к библиотеке. Нет, лучше на десять.</text:p>
      <text:p text:style-name="P73"><text:span text:style-name="T9">–</text:span> Хорошо, Рэйнбоу Дэш. Договорились.</text:p>
      <text:p text:style-name="P73"><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3">Голубая пегаска фыркнула и скрылась в дневном небе.</text:p>
      <text:p text:style-name="P73"/>
      <text:h text:style-name="P146" text:outline-level="2"><text:soft-page-break/>День с Пинки</text:h>
      <text:p text:style-name="P73"/>
      <text:p text:style-name="P7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3"><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73"><text:span text:style-name="T9">–</text:span> Ффух! Дай отдышаться.</text:p>
      <text:p text:style-name="P73"><text:span text:style-name="T9">–</text:span> Устал? <text:span text:style-name="T9">–</text:span> <text:span text:style-name="T1">у</text:span>частливо спросила Пинки.</text:p>
      <text:p text:style-name="P73"><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73"><text:span text:style-name="T9">–</text:span> Да? Тогда пойдём перекусим.</text:p>
      <text:p text:style-name="P73">Манерный пони-оффициант выслушал наши пожелания и удалился.</text:p>
      <text:p text:style-name="P73"><text:span text:style-name="T9">–</text:span> А какой у тебя был образ жизни?</text:p>
      <text:p text:style-name="P73"><text:span text:style-name="T9">–</text:span> В основном, <text:span text:style-name="T1">э</text:span>сидячий.</text:p>
      <text:p text:style-name="P73"><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3"><text:span text:style-name="T9">–</text:span> А у нас сидячая работа в порядке вещей.</text:p>
      <text:p text:style-name="P73"><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7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3"/>
      <text:p text:style-name="P73"><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73"/>
      <text:h text:style-name="P146" text:outline-level="2"/>
      <text:p text:style-name="P109"/>
      <text:p text:style-name="P109"/>
      <text:p text:style-name="P73"><text:span text:style-name="T9">&lt;</text:span><text:span text:style-name="T20">Подходя к замку Принцесс, Дэш рассказывает Максу обо сне, который она утаила - с Леро.</text:span><text:span text:style-name="T9">&gt;</text:span> </text:p>
      <text:p text:style-name="P73"><text:span text:style-name="T9">&lt;</text:span><text:span text:style-name="T20">Кто следующий готов рассказывать?</text:span></text:p>
      <text:p text:style-name="P80">Пинки дёрнулась на месте, но промолчала.</text:p>
      <text:p text:style-name="P73"><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73"><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80">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3"><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text:span><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7"/>
      <text:p text:style-name="P73"><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73"><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73"/>
      <text:h text:style-name="P146" text:outline-level="2"/>
      <text:p text:style-name="P74">***</text:p>
      <text:p text:style-name="P73"><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73"><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73"><text:span text:style-name="T9">–</text:span> Что такое “рекурсивный сон”?</text:p>
      <text:p text:style-name="P73"><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73"/>
      <text:h text:style-name="P146" text:outline-level="2">Исчезновение Селестии</text:h>
      <text:p text:style-name="P80">Для помощи в открытии коридора в мир Макса, находят в горах Дискорда и упрашивают его помочь.</text:p>
      <text:p text:style-name="P73"><text:span text:style-name="T9">–</text:span> И в твоём мире нет пони-пегасов и пони-единорогов? Есть только земнопони? <text:span text:style-name="T9">–</text:span> допытывалась РД.</text:p>
      <text:p text:style-name="P73"><text:span text:style-name="T9">–</text:span> По большому счёту, земнопони тоже нет. Наши пони и лошади неразумны. И в них нет ни капли магии…</text:p>
      <text:p text:style-name="P73">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3"><text:span text:style-name="T9">–</text:span> Ну хорошо, а кто вами правит? Аликорн? Драконикус? Какой-нибудь человек с рогом во лбу? Или у вас нет правителя?</text:p>
      <text:p text:style-name="P73"><text:span text:style-name="T9">–</text:span> Нет, почему? Правитель есть. Только он не постоянный. Его избирают. Раз в несколько лет.</text:p>
      <text:p text:style-name="P73"><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Сосредоточиться мешал шум. Сначала это была тихая дробь на грани слышимости, но постепенно она переросла в звонкое цоканье.</text:p>
      <text:p text:style-name="P73"><text:soft-page-break/><text:span text:style-name="T9">–</text:span> Хм. Узнаю походку Твайлайт. Что-то случилось. <text:span text:style-name="T9">–</text:span> заметила <text:span text:style-name="T1">пегаска</text:span>.</text:p>
      <text:p text:style-name="P73">И впрямь, на запыхавшейся единорожке лица не было.</text:p>
      <text:p text:style-name="P73"><text:span text:style-name="T9">–</text:span> Она исчезла!!! <text:span text:style-name="T9">–</text:span> Твайлайт не могла отдышаться.</text:p>
      <text:p text:style-name="P73"><text:span text:style-name="T9">–</text:span> Кто <text:span text:style-name="T1">—</text:span> она??? <text:span text:style-name="T9">–</text:span> <text:span text:style-name="T1">х</text:span>ором воскликнули мы и переглянулись.</text:p>
      <text:p text:style-name="P73"><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73"><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73"><text:span text:style-name="T9">–</text:span> Никаких поездов. Луна прислала за нами воздушную колесницу. Созывай подруг. Собираемся у меня в 18.00.</text:p>
      <text:p text:style-name="P73">Колесница приземлилась прямо на открытую площадку замка. Не мешкая ни секунды, стража проводила пассажиров в покои принцессы Луны.</text:p>
      <text:p text:style-name="P73"><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73"><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73"><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3">Я покачал головой.</text:p>
      <text:p text:style-name="P73"><text:span text:style-name="T9">–</text:span> Не могу ничем помочь. Я знаю не больше твоего.</text:p>
      <text:p text:style-name="P73">Луна как будто ожидала такой ответ.</text:p>
      <text:p text:style-name="P73"><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73"><text:span text:style-name="T9">–</text:span> Приложу все усилия, Ваше Высочество. Но мне понадобится провести некоторое время в библиотеке Кантерлота.</text:p>
      <text:p text:style-name="P73"><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3"/>
      <text:h text:style-name="P146" text:outline-level="2">Поиск решения</text:h>
      <text:p text:style-name="P109"/>
      <text:p text:style-name="P73"><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3">В этот момент в воздухе прозвучал хлопок, и у меня перед носом возник небольшой свиток, исписанный каллиграфическим почерком.</text:p>
      <text:p text:style-name="P73">Свиток плавно опустился мне в руки.</text:p>
      <text:p text:style-name="P7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4">***</text:p>
      <text:p text:style-name="P7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3"><text:span text:style-name="T1">–</text:span> У нас нет волшебников, <text:span text:style-name="T1">–</text:span> возразил я.</text:p>
      <text:p text:style-name="P7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3">Спорить со старым змеем было сложно, поэтому я переключил внимание на Твайлайт.</text:p>
      <text:p text:style-name="P7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lt;<text:span text:style-name="T21">Луна приносит в жертву свою кровь, чтобы путешествие к замку прошло без потерь. Жертва не принимается — Дэш погибает</text:span>&gt;</text:p>
      <text:p text:style-name="P73"><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7"/>
      <text:p text:style-name="P73"><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73"/>
      <text:h text:style-name="P146" text:outline-level="2"><text:soft-page-break/>Поход к замку Принцес-2</text:h>
      <text:p text:style-name="P73"/>
      <text:p text:style-name="P7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9">—</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eing” <text:span text:style-name="T9">—</text:span> виднелось под листвой плюща.</text:p>
      <text:p text:style-name="P73">“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9">&lt;</text:span><text:span text:style-name="T20">высоко летать нельзя из-за молний</text:span><text:span text:style-name="T9">&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text:soft-page-break/>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pan text:style-name="T1">–</text:span> Кто <text:span text:style-name="T9">—</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text:soft-page-break/>“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3">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3"/>
      <text:p text:style-name="P73"><text:span text:style-name="T1">–</text:span> Хватайся за ноги. <text:span text:style-name="T1">–</text:span> <text:span text:style-name="T1">с</text:span>командовала она.</text:p>
      <text:p text:style-name="P7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oft-page-break/><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9">&lt;</text:span><text:span text:style-name="T20">Поиски Селестии — сюжет:</text:span></text:p>
      <text:p text:style-name="P80">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3"/>
      <text:h text:style-name="P146" text:outline-level="2">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46" text:outline-level="2">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text:soft-page-break/>Административная консоль приветственно мигнула зелёным шрифтом.</text:p>
      <text:p text:style-name="P73"><text:span text:style-name="T9">&gt;</text:span>\Привет, Нексус. Это Макс.</text:p>
      <text:p text:style-name="P73"><text:span text:style-name="T9">&lt;\</text:span>Привет, Макс. Рад тебя видеть.</text:p>
      <text:p text:style-name="P78">Хм. Блок эмоций? Или просто модификация стандартного приветствия?</text:p>
      <text:p text:style-name="P73"><text:span text:style-name="T9">&gt;\</text:span>Нексус, отключи память событий за последнюю неделю.</text:p>
      <text:p text:style-name="P73"><text:span text:style-name="T9">&lt;\</text:span>Выполнено, Макс.</text:p>
      <text:p text:style-name="P73"><text:span text:style-name="T9">&gt;</text:span>\Задача по корпоративной логике. Выдай наиболее оптимальное решение.</text:p>
      <text:p text:style-name="P73"><text:span text:style-name="T9">&lt;\</text:span>Жду с нетерпением, Макс.</text:p>
      <text:p text:style-name="P73"><text:span text:style-name="T9">&gt;\</text:span>Постановка задачи.</text:p>
      <text:p text:style-name="P73"><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9">&gt;\</text:span>Ограничения.</text:p>
      <text:p text:style-name="P73"><text:span text:style-name="T9">&gt;\</text:span>Ты не можешь подать в суд на компанию Б и ждать результатов, так как за время разбирательства компания А обанкротится.</text:p>
      <text:p text:style-name="P73"><text:span text:style-name="T9">&gt;\</text:span>Задание.</text:p>
      <text:p text:style-name="P73"><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9">&lt;\</text:span>Задача принята...</text:p>
      <text:p text:style-name="P73"><text:span text:style-name="T9">&lt;\</text:span>...</text:p>
      <text:p text:style-name="P73"><text:span text:style-name="T9">&lt;\</text:span>...</text:p>
      <text:p text:style-name="P73"><text:span text:style-name="T9">&lt;\</text:span>Решение:</text:p>
      <text:p text:style-name="P73"><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 Через пару минут мы встретились в коридоре у стенда с достижениями корпорации.</text:p>
      <text:p text:style-name="P73">– Ты точно уверен, что Селестия где-то здесь?</text:p>
      <text:p text:style-name="P7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text:soft-page-break/>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 О!</text:p>
      <text:p text:style-name="P73">– Ты что-то чувствуешь?</text:p>
      <text:p text:style-name="P73">–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Щека у него дёрнулась. Я проследил за его взглядом и обнаружил в углу серверную стойку, сбоку которой на крючке висела дамская сумочка.</text:p>
      <text:p text:style-name="P73">–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text:soft-page-break/>–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3">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3">– А как…</text:p>
      <text:p text:style-name="P73">– Не изволь беспокоиться, я и не в таких мирах бывал, – перебил меня Дискорд. –</text:p>
      <text:p text:style-name="P77"/>
      <text:p text:style-name="P73"><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46" text:outline-level="2">Безнадёжность</text:h>
      <text:p text:style-name="P77">&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3">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9">&lt;</text:span><text:span text:style-name="T20">подать фонарь под другим сосусом</text:span><text:span text:style-name="T9">&gt;</text:span> </text:p>
      <text:p text:style-name="P73"><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3"><text:soft-page-break/>Так вот, что я тебе скажу — это всё не так! Это не совпадения! Не бывает таких совпадений. Тебя кто-то или что-то хочет убить.</text:p>
      <text:p text:style-name="P73">– Жанна, но снеговик… Это смешно! Убить снеговиком — это самый нелепый способ убийства, о котором можно себе представить!</text:p>
      <text:p text:style-name="P73">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46" text:outline-level="2">След?</text:h>
      <text:p text:style-name="P109"/>
      <text:p text:style-name="P73"><text:span text:style-name="T9">&lt;</text:span><text:span text:style-name="T20">сначала эпизод - проверка сумки в серверной</text:span><text:span text:style-name="T9">&gt;</text:span></text:p>
      <text:p text:style-name="P73"><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9">&lt;</text:span><text:span text:style-name="T20">“Последний Единорог” Питера Бигла</text:span><text:span text:style-name="T9">&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text:soft-page-break/>– Чёрная. С заклёпками. – Я всматривался в Анджелу, но рассмотреть в чёрненькой фигуристой девушке Селестию у меня плохо получалось.</text:p>
      <text:p text:style-name="P73">– Что ты на меня так смотришь? У меня там вымазано? – Анджела попыталась, изогнувшись, заглянуть себе за плечо.</text:p>
      <text:p text:style-name="P73">–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
      <text:p text:style-name="P73"><text:span text:style-name="T9">&lt;</text:span><text:span text:style-name="T20">Расширить сцену в кафе. Ожидание, подьём и… падение ожиданий</text:span><text:span text:style-name="T9">&gt;</text:span></text:p>
      <text:p text:style-name="P73"/>
      <text:p text:style-name="P74">***</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Эпплджек выхватила листок и начала править текст.</text:p>
      <text:p text:style-name="P73">– Так… Так… И вот так! Теперь порядок! – Эпплджек вернула листок Флаттершай.</text:p>
      <text:p text:style-name="P7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3">–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text:soft-page-break/>– Да-да, я мигом! – <text:span text:style-name="T1">д</text:span>евушка схватила листок бумаги и помчалась к ноутбуку.</text:p>
      <text:p text:style-name="P73"/>
      <text:h text:style-name="P146" text:outline-level="2">Озарение</text:h>
      <text:p text:style-name="P73"/>
      <text:p text:style-name="P73"><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9">– </text:span>Извини, Флаттершай, забылся.</text:p>
      <text:p text:style-name="P97"><text:span text:style-name="T9">– </text:span>Та ладно, я ж не против, – возразила Эпплджек. – Не парься, Флатти. Было б хуже, если б он <text:s/>назвал меня Эпплджек на людях.</text:p>
      <text:p text:style-name="P97"><text:span text:style-name="T9">– </text:span>Ты так... – запнулась Флаттершай. – Так быстро забыла свою ферму. И...</text:p>
      <text:p text:style-name="P9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9">– </text:span>Как ты можешь так говорить? – расплакалась Флаттершай.</text:p>
      <text:p text:style-name="P97"><text:span text:style-name="T9">– </text:span>Эй, девушки, не ссорьтесь! Мы — одна команда! И надеюсь, останемся ею и в дальнейшем. </text:p>
      <text:list xml:id="list3687528453420566668" text:style-name="L5">
        <text:list-header>
          <text:p text:style-name="P15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9">– </text:span>А если нет? – Эпплджек смотрела мне мне прямо в глаза.</text:p>
      <text:list xml:id="list31509294" text:continue-numbering="true" text:style-name="L5">
        <text:list-header>
          <text:p text:style-name="P157">Я молча пожал плечами. Эпплджек уверенно продолжила.</text:p>
        </text:list-header>
      </text:list>
      <text:p text:style-name="P9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9">– </text:span>Спасибо, ЭйДжей.</text:p>
      <text:p text:style-name="P9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1506300" text:continue-numbering="true" text:style-name="L5">
        <text:list-header>
          <text:p text:style-name="P157">Флаттершай пробормотала нечто, показавшееся мне знакомым.</text:p>
        </text:list-header>
      </text:list>
      <text:p text:style-name="P97"><text:span text:style-name="T9">– </text:span>Флатти, ты что-то сказала? Я не расслышал.</text:p>
      <text:p text:style-name="P97"><text:span text:style-name="T9">– </text:span>Намерение Изменяет Реальность.</text:p>
      <text:p text:style-name="P97"><text:span text:style-name="T9">– </text:span>Эээ. А где ты слышала эту фразу, если не секрет?</text:p>
      <text:p text:style-name="P9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1501030" text:continue-numbering="true" text:style-name="L5">
        <text:list-header>
          <text:p text:style-name="P157">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9">– </text:span>Флатти, ЭйДжей, буду через час. Ждите!</text:p>
      <text:p text:style-name="P92"/>
      <text:h text:style-name="P147" text:outline-level="2"><text:soft-page-break/>Почти.</text:h>
      <text:p text:style-name="P110"/>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9">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47"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7137252766576961267" text:style-name="L6">
        <text:list-header>
          <text:p text:style-name="P15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3"><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oft-page-break/><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9">– </text:span>А почему ты вообще решил искать нас тут? – спросила Эпплджек. – Приехал бы домой. Мы б тебя чаем напоили.</text:p>
      <text:p text:style-name="P112"><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2"><text:span text:style-name="T9">– </text:span>С кем это вы тут разговариваете?</text:p>
      <text:list xml:id="list8707798250671200633"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6" text:outline-level="2">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text:soft-page-break/>&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1">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5">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5">(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6"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text:soft-page-break/>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8">–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9">&lt;</text:span>упомянуть в эпизоде на Терре, что МЛП-сериал закрылся год назад<text:span text:style-name="T9">&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9">&lt;</text:span><text:span text:style-name="T25">чёрт</text:span><text:span text:style-name="T9">&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oft-page-break/><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text:soft-page-break/></text:p>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7"><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445143148287954283" text:style-name="L8">
        <text:list-header>
          <text:p text:style-name="P159">(<text:span text:style-name="T27">Луна — как повелительница снов, слышала разговор Макса с Анакорном</text:span>)</text:p>
          <text:p text:style-name="P160"/>
        </text:list-header>
      </text:list>
      <text:p text:style-name="P123">***</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3">-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oft-page-break/><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6" text:outline-level="2">Земля</text:h>
      <text:p text:style-name="P95">Музыкальная тема из бегущего по лезвию бритвы — <text:span text:style-name="T9">Mission impossible</text:span></text:p>
      <text:p text:style-name="P96">&lt;Ужас возвращения из тёплого волшебного мира друзей в холодную скучную реальность.&gt;</text:p>
      <text:p text:style-name="P8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5"/>
      <text:p text:style-name="P73"><text:span text:style-name="T1">–</text:span> Запрыгивай <text:span text:style-name="T1">–</text:span> разгневанно фыркнула она и ткнулась в меня боком.</text:p>
      <text:p text:style-name="P7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3"><text:span text:style-name="T9">–</text:span> Держись! <text:span text:style-name="T9">–</text:span> <text:span text:style-name="T1">н</text:span>е успев процедить это сквозь сжатые зубы, Селестия пустилась вскачь.</text:p>
      <text:p text:style-name="P7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3">Выход был уже совсем рядом, когда нас встретила Луна.</text:p>
      <text:p text:style-name="P7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3">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3"/>
      <text:p text:style-name="P73"/>
      <text:p text:style-name="P73"/>
      <text:p text:style-name="P73"/>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13T11:33:33.23</dc:date>
    <meta:editing-duration>P90DT16H42M59S</meta:editing-duration>
    <meta:editing-cycles>5486</meta:editing-cycles>
    <meta:generator>OpenOffice/4.1.1$Win32 OpenOffice.org_project/411m6$Build-9775</meta:generator>
    <dc:creator>макс </dc:creator>
    <meta:document-statistic meta:table-count="0" meta:image-count="0" meta:object-count="0" meta:page-count="177" meta:paragraph-count="3658" meta:word-count="84610" meta:character-count="539044"/>
  </office:meta>
</office:document-meta>
</file>